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3410133509615757190"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791240712107519056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70862537914758826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4179967574101888138"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4299509437829675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992524590117420046"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991388493588388532"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003118133698467895"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5346633" text:continue-list="list5991388493588388532"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0091947966296311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344887"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355678"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5343205"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532621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344295"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550366155375329380"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488542565678893847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360059210712359943"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338157"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772940463944545312"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622998803803832440"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998174054619428" text:style-name="L15">
        <text:list-item>
          <text:list>
            <text:list-header>
              <text:p text:style-name="P183">1.5 miles averaging about 9:40/mile and rest 1 min</text:p>
            </text:list-header>
          </text:list>
        </text:list-item>
      </text:list>
      <text:p text:style-name="P24">1 mile in 8:26 and rest 2 min</text:p>
      <text:list xml:id="list5794611676869504357"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647217856484758473"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48276"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198999750790019864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918274055400887332"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173800683370167752"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5346548" text:continue-list="list4918274055400887332" text:style-name="L19">
        <text:list-item>
          <text:list>
            <text:list-header>
              <text:p text:style-name="P187">(Pace*HR)=1240</text:p>
            </text:list-header>
          </text:list>
        </text:list-item>
      </text:list>
      <text:list xml:id="list35338941" text:continue-list="list1989997507900198648" text:style-name="L18">
        <text:list-item>
          <text:list>
            <text:list-header>
              <text:p text:style-name="P186">2 miles at 10:46/mile Ave HR= 121 bpm and rest a few minutes</text:p>
            </text:list-header>
          </text:list>
        </text:list-item>
      </text:list>
      <text:list xml:id="list35328761" text:continue-list="list3534654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532836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82716906797157312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06002520774710936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63082046691509675"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819112940940367470"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305901007414594384"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10082200106947920"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533704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331716"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55250594364204492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1657766527835780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1534718021798690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06902558812041510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796004639818869914"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31923393430128708" text:style-name="L32">
        <text:list-item>
          <text:list>
            <text:list-header>
              <text:p text:style-name="P197">0.25 miles in 2:54</text:p>
              <text:p text:style-name="P197">1 mile in 9:21 going faster as I ran and ending at around 8:30 pace</text:p>
            </text:list-header>
          </text:list>
        </text:list-item>
      </text:list>
      <text:list xml:id="list4828009576609011903"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188312048765893252"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8574764693811887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72796925657058397"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669855914662078583"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982532517984634440"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text:soft-page-break/></text:p>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7T15:08:09.25</dc:date>
    <dc:creator>James Lombardi</dc:creator>
    <meta:editing-duration>P28DT4H45M27S</meta:editing-duration>
    <meta:editing-cycles>2077</meta:editing-cycles>
    <meta:generator>OpenOffice/4.1.2$Win32 OpenOffice.org_project/412m3$Build-9782</meta:generator>
    <meta:document-statistic meta:table-count="0" meta:image-count="9" meta:object-count="0" meta:page-count="206" meta:paragraph-count="5991" meta:word-count="64898" meta:character-count="332478"/>
  </office:meta>
</office:document-meta>
</file>